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1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bookmarkingstorage.com/user/DeesBakeStudio/history/</text:p>
          </table:table-cell>
        </table:table-row>
        <table:table-row table:style-name="ro1">
          <table:table-cell office:value-type="string">
            <text:p>http://www.onlineunique.com/user/DeesBakeStudio/history/</text:p>
          </table:table-cell>
        </table:table-row>
        <table:table-row table:style-name="ro1">
          <table:table-cell office:value-type="string">
            <text:p>http://www.seosocialnews.info/story.php?title=dees-bake-studio-%7C-online-cake-delivery-in-ghaziabad-%7C-online-cake-order</text:p>
          </table:table-cell>
        </table:table-row>
        <table:table-row table:style-name="ro1">
          <table:table-cell office:value-type="string">
            <text:p>http://account.seosocialnews.info/story.php?title=midnight-cake-delivery-in-delhi-%7C-customized-cakes-in-ghaziabad</text:p>
          </table:table-cell>
        </table:table-row>
        <table:table-row table:style-name="ro1">
          <table:table-cell office:value-type="string">
            <text:p>http://computer.seosocialnews.info/story.php?title=birthday-cake-delivery-in-noida-%7C-customized-cakes-in-ghaziabad</text:p>
          </table:table-cell>
        </table:table-row>
        <table:table-row table:style-name="ro1">
          <table:table-cell office:value-type="string">
            <text:p>http://topsocialbookmarkinglist.info/story.php?title=dees-bake-studio-%7C-buy-cupcakes-online-delhi-%7C-cupcake-delivery-in-ghaziabad</text:p>
          </table:table-cell>
        </table:table-row>
        <table:table-row table:style-name="ro1">
          <table:table-cell office:value-type="string">
            <text:p>http://bookmarking.info/story.php?title=bakery-shop-near-me-%7C-online-cake-order-in-noida</text:p>
          </table:table-cell>
        </table:table-row>
        <table:table-row table:style-name="ro1">
          <table:table-cell office:value-type="string">
            <text:p>http://samaysawara.in/story.php?title=online-cake-delivery-in-ghaziabad-%7C-online-cake-order</text:p>
          </table:table-cell>
        </table:table-row>
        <table:table-row table:style-name="ro1">
          <table:table-cell office:value-type="string">
            <text:p>http://seobacklinks.cf/story.php?title=birthday-cake-delivery-in-noida-%7C-online-cake-order</text:p>
          </table:table-cell>
        </table:table-row>
        <table:table-row table:style-name="ro1">
          <table:table-cell office:value-type="string">
            <text:p>http://theseo.samaysawara.in/story.php?title=customized-cakes-in-ghaziabad-%7C-birthday-cake-delivery-in-noid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/07/2018</text:date>, <text:time>17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22S</meta:editing-duration>
    <meta:editing-cycles>13</meta:editing-cycles>
    <meta:generator>OpenOffice/4.1.5$Win32 OpenOffice.org_project/415m1$Build-9789</meta:generator>
    <dc:date>2018-07-10T17:27:22.6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